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[ms] <text:s text:c="6"/></text:p>
          </table:table-cell>
          <table:table-cell office:value-type="string" calcext:value-type="string">
            <text:p>X-CH3OH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778189" calcext:value-type="float">
            <text:p>2.778189</text:p>
          </table:table-cell>
          <table:table-cell office:value-type="float" office:value="0.005347125" calcext:value-type="float">
            <text:p>0.005347125</text:p>
          </table:table-cell>
        </table:table-row>
        <table:table-row table:style-name="ro1">
          <table:table-cell office:value-type="float" office:value="16.3858" calcext:value-type="float">
            <text:p>16.3858</text:p>
          </table:table-cell>
          <table:table-cell office:value-type="float" office:value="0.0004368968" calcext:value-type="float">
            <text:p>0.0004368968</text:p>
          </table:table-cell>
        </table:table-row>
        <table:table-row table:style-name="ro1">
          <table:table-cell office:value-type="float" office:value="41.9858" calcext:value-type="float">
            <text:p>41.9858</text:p>
          </table:table-cell>
          <table:table-cell office:value-type="float" office:value="0.00002079505" calcext:value-type="float">
            <text:p>2.079505E-05</text:p>
          </table:table-cell>
        </table:table-row>
        <table:table-row table:style-name="ro1">
          <table:table-cell office:value-type="float" office:value="67.5858" calcext:value-type="float">
            <text:p>67.5858</text:p>
          </table:table-cell>
          <table:table-cell office:value-type="float" office:value="0.000002968026" calcext:value-type="float">
            <text:p>0.000002968</text:p>
          </table:table-cell>
        </table:table-row>
        <table:table-row table:style-name="ro1">
          <table:table-cell office:value-type="float" office:value="93.1858" calcext:value-type="float">
            <text:p>93.1858</text:p>
          </table:table-cell>
          <table:table-cell office:value-type="float" office:value="0.000000738161" calcext:value-type="float">
            <text:p>7.38161E-07</text:p>
          </table:table-cell>
        </table:table-row>
        <table:table-row table:style-name="ro1">
          <table:table-cell office:value-type="float" office:value="118.7858" calcext:value-type="float">
            <text:p>118.7858</text:p>
          </table:table-cell>
          <table:table-cell office:value-type="float" office:value="0.0000002637064" calcext:value-type="float">
            <text:p>2.637064E-07</text:p>
          </table:table-cell>
        </table:table-row>
        <table:table-row table:style-name="ro1">
          <table:table-cell office:value-type="float" office:value="144.3858" calcext:value-type="float">
            <text:p>144.3858</text:p>
          </table:table-cell>
          <table:table-cell office:value-type="float" office:value="0.0000001207704" calcext:value-type="float">
            <text:p>1.207704E-07</text:p>
          </table:table-cell>
        </table:table-row>
        <table:table-row table:style-name="ro1">
          <table:table-cell office:value-type="float" office:value="169.9858" calcext:value-type="float">
            <text:p>169.9858</text:p>
          </table:table-cell>
          <table:table-cell office:value-type="float" office:value="0.00000006565527" calcext:value-type="float">
            <text:p>6.565527E-08</text:p>
          </table:table-cell>
        </table:table-row>
        <table:table-row table:style-name="ro1">
          <table:table-cell office:value-type="float" office:value="195.5858" calcext:value-type="float">
            <text:p>195.5858</text:p>
          </table:table-cell>
          <table:table-cell office:value-type="float" office:value="0.00000004015483" calcext:value-type="float">
            <text:p>4.015483E-08</text:p>
          </table:table-cell>
        </table:table-row>
        <table:table-row table:style-name="ro1">
          <table:table-cell office:value-type="float" office:value="221.1858" calcext:value-type="float">
            <text:p>221.1858</text:p>
          </table:table-cell>
          <table:table-cell office:value-type="float" office:value="0.00000002660689" calcext:value-type="float">
            <text:p>2.660689E-08</text:p>
          </table:table-cell>
        </table:table-row>
        <table:table-row table:style-name="ro1">
          <table:table-cell office:value-type="float" office:value="246.7858" calcext:value-type="float">
            <text:p>246.7858</text:p>
          </table:table-cell>
          <table:table-cell office:value-type="float" office:value="0.00000001860321" calcext:value-type="float">
            <text:p>1.860321E-08</text:p>
          </table:table-cell>
        </table:table-row>
        <table:table-row table:style-name="ro1">
          <table:table-cell office:value-type="float" office:value="272.3858" calcext:value-type="float">
            <text:p>272.3858</text:p>
          </table:table-cell>
          <table:table-cell office:value-type="float" office:value="0.00000001347714" calcext:value-type="float">
            <text:p>1.347714E-08</text:p>
          </table:table-cell>
        </table:table-row>
        <table:table-row table:style-name="ro1">
          <table:table-cell office:value-type="float" office:value="297.9858" calcext:value-type="float">
            <text:p>297.9858</text:p>
          </table:table-cell>
          <table:table-cell office:value-type="float" office:value="0.000000009991489" calcext:value-type="float">
            <text:p>0.00000001</text:p>
          </table:table-cell>
        </table:table-row>
        <table:table-row table:style-name="ro1">
          <table:table-cell office:value-type="float" office:value="323.5858" calcext:value-type="float">
            <text:p>323.5858</text:p>
          </table:table-cell>
          <table:table-cell office:value-type="float" office:value="0.000000007517697" calcext:value-type="float">
            <text:p>7.517697E-09</text:p>
          </table:table-cell>
        </table:table-row>
        <table:table-row table:style-name="ro1">
          <table:table-cell office:value-type="float" office:value="349.1858" calcext:value-type="float">
            <text:p>349.1858</text:p>
          </table:table-cell>
          <table:table-cell office:value-type="float" office:value="0.000000005709616" calcext:value-type="float">
            <text:p>5.709616E-09</text:p>
          </table:table-cell>
        </table:table-row>
        <table:table-row table:style-name="ro1">
          <table:table-cell office:value-type="float" office:value="374.7858" calcext:value-type="float">
            <text:p>374.7858</text:p>
          </table:table-cell>
          <table:table-cell office:value-type="float" office:value="0.00000000436203" calcext:value-type="float">
            <text:p>4.36203E-09</text:p>
          </table:table-cell>
        </table:table-row>
        <table:table-row table:style-name="ro1">
          <table:table-cell office:value-type="float" office:value="400.3858" calcext:value-type="float">
            <text:p>400.3858</text:p>
          </table:table-cell>
          <table:table-cell office:value-type="float" office:value="0.000000003344906" calcext:value-type="float">
            <text:p>3.344906E-09</text:p>
          </table:table-cell>
        </table:table-row>
        <table:table-row table:style-name="ro1">
          <table:table-cell office:value-type="float" office:value="425.9858" calcext:value-type="float">
            <text:p>425.9858</text:p>
          </table:table-cell>
          <table:table-cell office:value-type="float" office:value="0.000000002571056" calcext:value-type="float">
            <text:p>2.571056E-09</text:p>
          </table:table-cell>
        </table:table-row>
        <table:table-row table:style-name="ro1">
          <table:table-cell office:value-type="float" office:value="451.5858" calcext:value-type="float">
            <text:p>451.5858</text:p>
          </table:table-cell>
          <table:table-cell office:value-type="float" office:value="0.000000001979359" calcext:value-type="float">
            <text:p>0.000000002</text:p>
          </table:table-cell>
        </table:table-row>
        <table:table-row table:style-name="ro1">
          <table:table-cell office:value-type="float" office:value="477.1858" calcext:value-type="float">
            <text:p>477.1858</text:p>
          </table:table-cell>
          <table:table-cell office:value-type="float" office:value="0.000000001525545" calcext:value-type="float">
            <text:p>1.525545E-09</text:p>
          </table:table-cell>
        </table:table-row>
        <table:table-row table:style-name="ro1">
          <table:table-cell office:value-type="float" office:value="502.7858" calcext:value-type="float">
            <text:p>502.7858</text:p>
          </table:table-cell>
          <table:table-cell office:value-type="float" office:value="0.000000001176825" calcext:value-type="float">
            <text:p>1.176825E-09</text:p>
          </table:table-cell>
        </table:table-row>
        <table:table-row table:style-name="ro1">
          <table:table-cell office:value-type="float" office:value="528.3858" calcext:value-type="float">
            <text:p>528.3858</text:p>
          </table:table-cell>
          <table:table-cell office:value-type="float" office:value="0.0000000009085495" calcext:value-type="float">
            <text:p>9.085495E-10</text:p>
          </table:table-cell>
        </table:table-row>
        <table:table-row table:style-name="ro1">
          <table:table-cell office:value-type="float" office:value="553.9858" calcext:value-type="float">
            <text:p>553.9858</text:p>
          </table:table-cell>
          <table:table-cell office:value-type="float" office:value="0.0000000007020145" calcext:value-type="float">
            <text:p>7.020145E-10</text:p>
          </table:table-cell>
        </table:table-row>
        <table:table-row table:style-name="ro1">
          <table:table-cell office:value-type="float" office:value="579.5858" calcext:value-type="float">
            <text:p>579.5858</text:p>
          </table:table-cell>
          <table:table-cell office:value-type="float" office:value="0.0000000005429407" calcext:value-type="float">
            <text:p>5.429407E-10</text:p>
          </table:table-cell>
        </table:table-row>
        <table:table-row table:style-name="ro1">
          <table:table-cell office:value-type="float" office:value="605.1858" calcext:value-type="float">
            <text:p>605.1858</text:p>
          </table:table-cell>
          <table:table-cell office:value-type="float" office:value="0.0000000004203881" calcext:value-type="float">
            <text:p>4.203881E-10</text:p>
          </table:table-cell>
        </table:table-row>
        <table:table-row table:style-name="ro1">
          <table:table-cell office:value-type="float" office:value="630.7858" calcext:value-type="float">
            <text:p>630.7858</text:p>
          </table:table-cell>
          <table:table-cell office:value-type="float" office:value="0.0000000003259557" calcext:value-type="float">
            <text:p>3.259557E-10</text:p>
          </table:table-cell>
        </table:table-row>
        <table:table-row table:style-name="ro1">
          <table:table-cell office:value-type="float" office:value="656.3858" calcext:value-type="float">
            <text:p>656.3858</text:p>
          </table:table-cell>
          <table:table-cell office:value-type="float" office:value="0.0000000002531833" calcext:value-type="float">
            <text:p>2.531833E-10</text:p>
          </table:table-cell>
        </table:table-row>
        <table:table-row table:style-name="ro1">
          <table:table-cell office:value-type="float" office:value="681.9858" calcext:value-type="float">
            <text:p>681.9858</text:p>
          </table:table-cell>
          <table:table-cell office:value-type="float" office:value="0.0000000001970988" calcext:value-type="float">
            <text:p>1.970988E-10</text:p>
          </table:table-cell>
        </table:table-row>
        <table:table-row table:style-name="ro1">
          <table:table-cell office:value-type="float" office:value="707.5858" calcext:value-type="float">
            <text:p>707.5858</text:p>
          </table:table-cell>
          <table:table-cell office:value-type="float" office:value="0.0000000001538734" calcext:value-type="float">
            <text:p>1.538734E-10</text:p>
          </table:table-cell>
        </table:table-row>
        <table:table-row table:style-name="ro1">
          <table:table-cell office:value-type="float" office:value="733.1858" calcext:value-type="float">
            <text:p>733.1858</text:p>
          </table:table-cell>
          <table:table-cell office:value-type="float" office:value="0.0000000001205579" calcext:value-type="float">
            <text:p>1.205579E-10</text:p>
          </table:table-cell>
        </table:table-row>
        <table:table-row table:style-name="ro1">
          <table:table-cell office:value-type="float" office:value="758.7858" calcext:value-type="float">
            <text:p>758.7858</text:p>
          </table:table-cell>
          <table:table-cell office:value-type="float" office:value="0.00000000009487964" calcext:value-type="float">
            <text:p>9.487964E-11</text:p>
          </table:table-cell>
        </table:table-row>
        <table:table-row table:style-name="ro1">
          <table:table-cell office:value-type="float" office:value="784.3858" calcext:value-type="float">
            <text:p>784.3858</text:p>
          </table:table-cell>
          <table:table-cell office:value-type="float" office:value="0.00000000007508764" calcext:value-type="float">
            <text:p>7.508764E-11</text:p>
          </table:table-cell>
        </table:table-row>
        <table:table-row table:style-name="ro1">
          <table:table-cell office:value-type="float" office:value="809.9858" calcext:value-type="float">
            <text:p>809.9858</text:p>
          </table:table-cell>
          <table:table-cell office:value-type="float" office:value="0.00000000005983239" calcext:value-type="float">
            <text:p>5.983239E-11</text:p>
          </table:table-cell>
        </table:table-row>
        <table:table-row table:style-name="ro1">
          <table:table-cell office:value-type="float" office:value="835.5858" calcext:value-type="float">
            <text:p>835.5858</text:p>
          </table:table-cell>
          <table:table-cell office:value-type="float" office:value="0.00000000004807386" calcext:value-type="float">
            <text:p>4.807386E-11</text:p>
          </table:table-cell>
        </table:table-row>
        <table:table-row table:style-name="ro1">
          <table:table-cell office:value-type="float" office:value="861.1858" calcext:value-type="float">
            <text:p>861.1858</text:p>
          </table:table-cell>
          <table:table-cell office:value-type="float" office:value="0.00000000003901048" calcext:value-type="float">
            <text:p>3.901048E-11</text:p>
          </table:table-cell>
        </table:table-row>
        <table:table-row table:style-name="ro1">
          <table:table-cell office:value-type="float" office:value="886.7858" calcext:value-type="float">
            <text:p>886.7858</text:p>
          </table:table-cell>
          <table:table-cell office:value-type="float" office:value="0.00000000003202443" calcext:value-type="float">
            <text:p>3.202443E-11</text:p>
          </table:table-cell>
        </table:table-row>
        <table:table-row table:style-name="ro1">
          <table:table-cell office:value-type="float" office:value="912.3858" calcext:value-type="float">
            <text:p>912.3858</text:p>
          </table:table-cell>
          <table:table-cell office:value-type="float" office:value="0.00000000002663953" calcext:value-type="float">
            <text:p>2.663953E-11</text:p>
          </table:table-cell>
        </table:table-row>
        <table:table-row table:style-name="ro1">
          <table:table-cell office:value-type="float" office:value="937.9858" calcext:value-type="float">
            <text:p>937.9858</text:p>
          </table:table-cell>
          <table:table-cell office:value-type="float" office:value="0.00000000002248876" calcext:value-type="float">
            <text:p>2.248876E-11</text:p>
          </table:table-cell>
        </table:table-row>
        <table:table-row table:style-name="ro1">
          <table:table-cell office:value-type="float" office:value="963.5858" calcext:value-type="float">
            <text:p>963.5858</text:p>
          </table:table-cell>
          <table:table-cell office:value-type="float" office:value="0.00000000001928924" calcext:value-type="float">
            <text:p>1.928924E-11</text:p>
          </table:table-cell>
        </table:table-row>
        <table:table-row table:style-name="ro1">
          <table:table-cell office:value-type="float" office:value="989.1858" calcext:value-type="float">
            <text:p>989.1858</text:p>
          </table:table-cell>
          <table:table-cell office:value-type="float" office:value="0.00000000001682292" calcext:value-type="float">
            <text:p>1.682292E-11</text:p>
          </table:table-cell>
        </table:table-row>
        <table:table-row table:style-name="ro1">
          <table:table-cell office:value-type="float" office:value="1014.786" calcext:value-type="float">
            <text:p>1014.786</text:p>
          </table:table-cell>
          <table:table-cell office:value-type="float" office:value="0.00000000001492174" calcext:value-type="float">
            <text:p>1.492174E-11</text:p>
          </table:table-cell>
        </table:table-row>
        <table:table-row table:style-name="ro1">
          <table:table-cell office:value-type="float" office:value="1040.386" calcext:value-type="float">
            <text:p>1040.386</text:p>
          </table:table-cell>
          <table:table-cell office:value-type="float" office:value="0.00000000001345615" calcext:value-type="float">
            <text:p>1.345615E-11</text:p>
          </table:table-cell>
        </table:table-row>
        <table:table-row table:style-name="ro1">
          <table:table-cell office:value-type="float" office:value="1065.986" calcext:value-type="float">
            <text:p>1065.986</text:p>
          </table:table-cell>
          <table:table-cell office:value-type="float" office:value="0.00000000001232632" calcext:value-type="float">
            <text:p>1.232632E-11</text:p>
          </table:table-cell>
        </table:table-row>
        <table:table-row table:style-name="ro1">
          <table:table-cell office:value-type="float" office:value="1091.586" calcext:value-type="float">
            <text:p>1091.586</text:p>
          </table:table-cell>
          <table:table-cell office:value-type="float" office:value="0.00000000001145527" calcext:value-type="float">
            <text:p>1.145527E-11</text:p>
          </table:table-cell>
        </table:table-row>
        <table:table-row table:style-name="ro1">
          <table:table-cell office:value-type="float" office:value="1117.186" calcext:value-type="float">
            <text:p>1117.186</text:p>
          </table:table-cell>
          <table:table-cell office:value-type="float" office:value="0.0000000000107837" calcext:value-type="float">
            <text:p>1.07837E-11</text:p>
          </table:table-cell>
        </table:table-row>
        <table:table-row table:style-name="ro1">
          <table:table-cell office:value-type="float" office:value="1142.786" calcext:value-type="float">
            <text:p>1142.786</text:p>
          </table:table-cell>
          <table:table-cell office:value-type="float" office:value="0.00000000001026588" calcext:value-type="float">
            <text:p>1.026588E-11</text:p>
          </table:table-cell>
        </table:table-row>
        <table:table-row table:style-name="ro1">
          <table:table-cell office:value-type="float" office:value="1168.386" calcext:value-type="float">
            <text:p>1168.386</text:p>
          </table:table-cell>
          <table:table-cell office:value-type="float" office:value="0.000000000009866565" calcext:value-type="float">
            <text:p>9.866565E-12</text:p>
          </table:table-cell>
        </table:table-row>
        <table:table-row table:style-name="ro1">
          <table:table-cell office:value-type="float" office:value="1193.986" calcext:value-type="float">
            <text:p>1193.986</text:p>
          </table:table-cell>
          <table:table-cell office:value-type="float" office:value="0.000000000009558593" calcext:value-type="float">
            <text:p>9.558593E-12</text:p>
          </table:table-cell>
        </table:table-row>
        <table:table-row table:style-name="ro1">
          <table:table-cell office:value-type="float" office:value="1219.586" calcext:value-type="float">
            <text:p>1219.586</text:p>
          </table:table-cell>
          <table:table-cell office:value-type="float" office:value="0.000000000009321028" calcext:value-type="float">
            <text:p>9.321028E-12</text:p>
          </table:table-cell>
        </table:table-row>
        <table:table-row table:style-name="ro1">
          <table:table-cell office:value-type="float" office:value="1245.186" calcext:value-type="float">
            <text:p>1245.186</text:p>
          </table:table-cell>
          <table:table-cell office:value-type="float" office:value="0.00000000000913773" calcext:value-type="float">
            <text:p>9.13773E-12</text:p>
          </table:table-cell>
        </table:table-row>
        <table:table-row table:style-name="ro1">
          <table:table-cell office:value-type="float" office:value="1270.786" calcext:value-type="float">
            <text:p>1270.786</text:p>
          </table:table-cell>
          <table:table-cell office:value-type="float" office:value="0.000000000008996261" calcext:value-type="float">
            <text:p>8.996261E-12</text:p>
          </table:table-cell>
        </table:table-row>
        <table:table-row table:style-name="ro1">
          <table:table-cell office:value-type="float" office:value="1296.386" calcext:value-type="float">
            <text:p>1296.386</text:p>
          </table:table-cell>
          <table:table-cell office:value-type="float" office:value="0.000000000008887033" calcext:value-type="float">
            <text:p>8.887033E-12</text:p>
          </table:table-cell>
        </table:table-row>
        <table:table-row table:style-name="ro1">
          <table:table-cell office:value-type="float" office:value="1321.986" calcext:value-type="float">
            <text:p>1321.986</text:p>
          </table:table-cell>
          <table:table-cell office:value-type="float" office:value="0.000000000008802656" calcext:value-type="float">
            <text:p>8.802656E-12</text:p>
          </table:table-cell>
        </table:table-row>
        <table:table-row table:style-name="ro1">
          <table:table-cell office:value-type="float" office:value="1347.586" calcext:value-type="float">
            <text:p>1347.586</text:p>
          </table:table-cell>
          <table:table-cell office:value-type="float" office:value="0.000000000008737433" calcext:value-type="float">
            <text:p>8.737433E-12</text:p>
          </table:table-cell>
        </table:table-row>
        <table:table-row table:style-name="ro1">
          <table:table-cell office:value-type="float" office:value="1373.186" calcext:value-type="float">
            <text:p>1373.186</text:p>
          </table:table-cell>
          <table:table-cell office:value-type="float" office:value="0.000000000008686974" calcext:value-type="float">
            <text:p>8.686974E-12</text:p>
          </table:table-cell>
        </table:table-row>
        <table:table-row table:style-name="ro1">
          <table:table-cell office:value-type="float" office:value="1398.786" calcext:value-type="float">
            <text:p>1398.786</text:p>
          </table:table-cell>
          <table:table-cell office:value-type="float" office:value="0.000000000008647895" calcext:value-type="float">
            <text:p>8.647895E-12</text:p>
          </table:table-cell>
        </table:table-row>
        <table:table-row table:style-name="ro1">
          <table:table-cell office:value-type="float" office:value="1424.386" calcext:value-type="float">
            <text:p>1424.386</text:p>
          </table:table-cell>
          <table:table-cell office:value-type="float" office:value="0.000000000008617588" calcext:value-type="float">
            <text:p>8.617588E-12</text:p>
          </table:table-cell>
        </table:table-row>
        <table:table-row table:style-name="ro1">
          <table:table-cell office:value-type="float" office:value="1449.986" calcext:value-type="float">
            <text:p>1449.986</text:p>
          </table:table-cell>
          <table:table-cell office:value-type="float" office:value="0.000000000008594041" calcext:value-type="float">
            <text:p>8.594041E-12</text:p>
          </table:table-cell>
        </table:table-row>
        <table:table-row table:style-name="ro1">
          <table:table-cell office:value-type="float" office:value="1475.586" calcext:value-type="float">
            <text:p>1475.586</text:p>
          </table:table-cell>
          <table:table-cell office:value-type="float" office:value="0.000000000008575706" calcext:value-type="float">
            <text:p>8.575706E-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8561977" calcext:value-type="float">
            <text:p>8.561977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9T16:08:00.037606607</dc:date>
    <meta:editing-duration>PT7M14S</meta:editing-duration>
    <meta:editing-cycles>2</meta:editing-cycles>
    <meta:generator>LibreOffice/5.1.6.2$Linux_X86_64 LibreOffice_project/10m0$Build-2</meta:generator>
    <meta:document-statistic meta:table-count="1" meta:cell-count="124" meta:object-count="0"/>
  </office:meta>
</office:document-meta>
</file>